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E00000119582421644E305B5D.png" manifest:media-type="image/png"/>
  <manifest:file-entry manifest:full-path="Pictures/100000000000037F00000333B41C190030EB181D.png" manifest:media-type="image/png"/>
  <manifest:file-entry manifest:full-path="Pictures/10000000000001ED000000C2E8493992E8FDD0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161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354in" svg:height="2.0209in" draw:z-index="0"><draw:image xlink:href="Pictures/10000000000001ED000000C2E8493992E8FDD0F3.png" xlink:type="simple" xlink:show="embed" xlink:actuate="onLoad"/></draw:frame><draw:frame draw:style-name="fr2" draw:name="Image2" text:anchor-type="paragraph" svg:x="0.1043in" svg:y="1.7098in" svg:width="6.6929in" svg:height="6.0409in" draw:z-index="1"><draw:image xlink:href="Pictures/100000000000037F00000333B41C190030EB181D.png" xlink:type="simple" xlink:show="embed" xlink:actuate="onLoad"/></draw:frame><draw:frame draw:style-name="fr3" draw:name="Image3" text:anchor-type="paragraph" svg:x="-0.0693in" svg:y="7.75in" svg:width="6.6929in" svg:height="2.2654in" draw:z-index="2"><draw:image xlink:href="Pictures/100000000000033E00000119582421644E305B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2:32:33.662487227</meta:creation-date>
    <dc:date>2019-04-03T12:35:41.054081537</dc:date>
    <meta:editing-duration>PT3M8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